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VEGA JIMENEZ EVA JULIET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7519127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28846413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VEGA JIMENEZ EVA JULIET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75191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28 846 41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17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3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8/2021</text:p>
          </table:table-cell>
          <table:table-cell table:style-name="Tabla2.A3" office:value-type="string">
            <text:p text:style-name="P22">244296</text:p>
          </table:table-cell>
          <table:table-cell table:style-name="Tabla2.D3" office:value-type="string">
            <text:p text:style-name="P23">7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3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23:06:19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